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4202" officeooo:paragraph-rsid="001f4202" style:font-weight-asian="bold" style:font-weight-complex="bold"/>
    </style:style>
    <style:style style:name="P2" style:family="paragraph" style:parent-style-name="Standard">
      <style:text-properties officeooo:rsid="001f4202" officeooo:paragraph-rsid="001f4202"/>
    </style:style>
    <style:style style:name="P3" style:family="paragraph" style:parent-style-name="Standard" style:list-style-name="L1">
      <style:text-properties officeooo:rsid="001f5d62" officeooo:paragraph-rsid="002c6269"/>
    </style:style>
    <style:style style:name="P4" style:family="paragraph" style:parent-style-name="Standard">
      <style:text-properties officeooo:rsid="001f5d62" officeooo:paragraph-rsid="002c6269"/>
    </style:style>
    <style:style style:name="P5" style:family="paragraph" style:parent-style-name="Standard" style:list-style-name="L1">
      <style:text-properties officeooo:rsid="002c6269" officeooo:paragraph-rsid="002c6269"/>
    </style:style>
    <style:style style:name="P6" style:family="paragraph" style:parent-style-name="Standard" style:list-style-name="L1">
      <style:text-properties officeooo:rsid="001f4202" officeooo:paragraph-rsid="001f4202"/>
    </style:style>
    <style:style style:name="P7" style:family="paragraph" style:parent-style-name="Standard">
      <style:text-properties officeooo:rsid="001f5d62" officeooo:paragraph-rsid="001f5d62"/>
    </style:style>
    <style:style style:name="P8" style:family="paragraph" style:parent-style-name="Standard" style:list-style-name="L1">
      <style:text-properties officeooo:rsid="001f4202" officeooo:paragraph-rsid="002c167b"/>
    </style:style>
    <style:style style:name="P9" style:family="paragraph" style:parent-style-name="Standard" style:list-style-name="L1">
      <style:text-properties officeooo:rsid="002b09ef" officeooo:paragraph-rsid="002b09ef"/>
    </style:style>
    <style:style style:name="P10" style:family="paragraph" style:parent-style-name="Standard" style:list-style-name="L1">
      <style:text-properties officeooo:rsid="0021a870" officeooo:paragraph-rsid="0021a870"/>
    </style:style>
    <style:style style:name="P11" style:family="paragraph" style:parent-style-name="Standard">
      <style:text-properties officeooo:rsid="0021a870" officeooo:paragraph-rsid="0021a870"/>
    </style:style>
    <style:style style:name="P12" style:family="paragraph" style:parent-style-name="Standard">
      <style:text-properties officeooo:rsid="002261dc" officeooo:paragraph-rsid="002261dc"/>
    </style:style>
    <style:style style:name="P13" style:family="paragraph" style:parent-style-name="Standard" style:list-style-name="L2">
      <style:text-properties officeooo:rsid="002261dc" officeooo:paragraph-rsid="002261dc"/>
    </style:style>
    <style:style style:name="P14" style:family="paragraph" style:parent-style-name="Standard" style:list-style-name="L3">
      <style:text-properties officeooo:rsid="002261dc" officeooo:paragraph-rsid="002261dc"/>
    </style:style>
    <style:style style:name="P15" style:family="paragraph" style:parent-style-name="Standard" style:list-style-name="L3">
      <style:text-properties officeooo:rsid="0023e87f" officeooo:paragraph-rsid="0023e87f"/>
    </style:style>
    <style:style style:name="P16" style:family="paragraph" style:parent-style-name="Standard">
      <style:text-properties officeooo:rsid="0023e87f" officeooo:paragraph-rsid="0023e87f"/>
    </style:style>
    <style:style style:name="P17" style:family="paragraph" style:parent-style-name="Standard" style:list-style-name="L4">
      <style:text-properties officeooo:rsid="0023e87f" officeooo:paragraph-rsid="0023e87f"/>
    </style:style>
    <style:style style:name="P18" style:family="paragraph" style:parent-style-name="Standard">
      <style:text-properties officeooo:rsid="001f4202" officeooo:paragraph-rsid="002261dc"/>
    </style:style>
    <style:style style:name="P19" style:family="paragraph" style:parent-style-name="Standard">
      <style:text-properties officeooo:rsid="001f4202" officeooo:paragraph-rsid="0023e87f"/>
    </style:style>
    <style:style style:name="T1" style:family="text">
      <style:text-properties officeooo:rsid="002a5998"/>
    </style:style>
    <style:style style:name="T2" style:family="text">
      <style:text-properties officeooo:rsid="002ab14e"/>
    </style:style>
    <style:style style:name="T3" style:family="text">
      <style:text-properties officeooo:rsid="002ac4b2"/>
    </style:style>
    <style:style style:name="T4" style:family="text">
      <style:text-properties officeooo:rsid="0023e87f"/>
    </style:style>
    <style:style style:name="T5" style:family="text">
      <style:text-properties officeooo:rsid="001ff871"/>
    </style:style>
    <style:style style:name="T6" style:family="text">
      <style:text-properties officeooo:rsid="002261dc"/>
    </style:style>
    <style:style style:name="T7" style:family="text">
      <style:text-properties officeooo:rsid="002c167b"/>
    </style:style>
    <style:style style:name="T8" style:family="text">
      <style:text-properties officeooo:rsid="002ed529"/>
    </style:style>
    <style:style style:name="T9" style:family="text">
      <style:text-properties officeooo:rsid="002e4eb0"/>
    </style:style>
    <style:style style:name="T10" style:family="text">
      <style:text-properties officeooo:rsid="002c626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restructuré:</text:p>
      <text:p text:style-name="P2"/>
      <text:p text:style-name="P2">0) <text:span text:style-name="T1">Synthèse: présenter le client vite fait, son interface, son but, son problème et la solution cherchée. </text:span><text:span text:style-name="T2">Présenter aussi le labo et son but. </text:span><text:span text:style-name="T1">Quel travail </text:span><text:span text:style-name="T2">(i.e. solutions apportées)</text:span><text:span text:style-name="T1">, <text:s/></text:span><text:span text:style-name="T2">quels éléments clefs? </text:span><text:span text:style-name="T1">quels résultats? </text:span><text:span text:style-name="T2">(</text:span><text:span text:style-name="T1">Publiable?</text:span><text:span text:style-name="T2">). </text:span><text:span text:style-name="T3">Vérifier mon lien avec l’APHP</text:span></text:p>
      <text:p text:style-name="P2"/>
      <text:p text:style-name="P2">Titlepage</text:p>
      <text:p text:style-name="P2"/>
      <text:p text:style-name="P2">I) L’intro = Intro de papier: contexte, objectif, enjeu <text:span text:style-name="T4">(techniques, sociaux et humains)</text:span>… pb reformulé <text:span text:style-name="T5">(faire mieux que logistique simple et améliorer tout sur données réelles). </text:span><text:span text:style-name="T6">Idée: faire mieux avec moins pour multibloc multivoies ET sur données réelles: en tirer quelque chose. PB de résultats fantaisistes des élèves.</text:span></text:p>
      <text:p text:style-name="P2"/>
      <text:p text:style-name="P2">II) La méthode</text:p>
      <text:p text:style-name="P2"/>
      <text:list text:style-name="L1">
        <text:list-item>
          <text:p text:style-name="P3">Le re-traitement des données <text:span text:style-name="T5">réelles: non multislices puis multislice. </text:span><text:span text:style-name="T4">En annexe: les hyperparamètres </text:span><text:span text:style-name="T7">= Méthode, approche. </text:span><text:span text:style-name="T8">Mettre des plots!</text:span></text:p>
        </text:list-item>
      </text:list>
      <text:p text:style-name="P4"/>
      <text:list text:continue-numbering="true" text:style-name="L1">
        <text:list-item>
          <text:p text:style-name="P5">Les données simulées <text:span text:style-name="T9">(plots à l’appui)</text:span></text:p>
        </text:list-item>
      </text:list>
      <text:p text:style-name="P2"/>
      <text:list text:continue-numbering="true" text:style-name="L1">
        <text:list-item>
          <text:p text:style-name="P6">Maths purs: la méthode <text:span text:style-name="T10">ML</text:span> et le pourquoi <text:span text:style-name="T7">= Méthode, approche</text:span></text:p>
        </text:list-item>
      </text:list>
      <text:p text:style-name="P7"/>
      <text:list text:continue-numbering="true" text:style-name="L1">
        <text:list-item>
          <text:p text:style-name="P8">Le test par simulation. <text:span text:style-name="T4">Illustrer autant que possible (allure données).</text:span> <text:span text:style-name="T6">présenter </text:span><text:span text:style-name="T4">aussi </text:span><text:span text:style-name="T6">la cv, l’averaging des résultats (valides) </text:span><text:span text:style-name="T7">= Résultats intermédiaires et finaux visés</text:span></text:p>
        </text:list-item>
      </text:list>
      <text:p text:style-name="P7"/>
      <text:list text:continue-numbering="true" text:style-name="L1">
        <text:list-item>
          <text:p text:style-name="P9">Petit point difficultés <text:span text:style-name="T7">et organisation</text:span></text:p>
        </text:list-item>
      </text:list>
      <text:p text:style-name="P7"/>
      <text:list text:continue-numbering="true" text:style-name="L1">
        <text:list-item>
          <text:p text:style-name="P10">Petit point sur l’informatique (git: pas tout perdre, disque dur externe, autre ordi, SLURM etc…): gestion des risques notamment</text:p>
        </text:list-item>
      </text:list>
      <text:p text:style-name="P11"/>
      <text:p text:style-name="P12">III) Les résultats</text:p>
      <text:p text:style-name="P7"/>
      <text:list text:style-name="L2">
        <text:list-item>
          <text:p text:style-name="P13">Simulés: petit et grand échantillon. Pourquoi c’est valide (rigoureux). Nouveau en logistique. (gain vs multiway simple à montrer aussi!). C’est bien: utile pour un papier + proof of concept. Critique: ça reste simulé de façon un peu idéale (sans variables inutiles par exemple). <text:span text:style-name="T4">Annexe: importances graphs. Tout illustrer</text:span></text:p>
        </text:list-item>
      </text:list>
      <text:p text:style-name="P12"/>
      <text:list text:continue-numbering="true" text:style-name="L2">
        <text:list-item>
          <text:p text:style-name="P13">Sur données réelles. Utilité pour APHP. Utilité si plus de données: critique manque de données. Mais bon espoir d’aller plus loin… <text:span text:style-name="T4">Annexe: importances graphs. Tout illustrer</text:span></text:p>
        </text:list-item>
      </text:list>
      <text:p text:style-name="P12"/>
      <text:p text:style-name="P12">IV) Pour aller plus loin…</text:p>
      <text:p text:style-name="P12"/>
      <text:list text:style-name="L3">
        <text:list-item>
          <text:p text:style-name="P14">On <text:span text:style-name="T4">pourrait comparer à du deep pur sur les images + masks. On pourrait aussi segmenter par deep les images immédiatement. Citer exemples</text:span></text:p>
          <text:p text:style-name="P14"/>
        </text:list-item>
        <text:list-item>
          <text:p text:style-name="P15">Appliquer à d’autres cancers: objectif thèse. </text:p>
          <text:p text:style-name="P15"/>
        </text:list-item>
        <text:list-item>
          <text:p text:style-name="P15">Intégrer des constantes entre blocs (garder beta_temps entre deux blocs distincts: sain et non sain par exemple)</text:p>
          <text:p text:style-name="P14"/>
        </text:list-item>
        <text:list-item>
          <text:p text:style-name="P15">Si pas fini: faire une meilleure cv: problème de la ruche</text:p>
        </text:list-item>
      </text:list>
      <text:p text:style-name="P16"/>
      <text:p text:style-name="P16"><text:soft-page-break/>V) Bilan:</text:p>
      <text:p text:style-name="P16"/>
      <text:list text:style-name="L4">
        <text:list-item>
          <text:p text:style-name="P17">Pour moi: Apprendre à se focus vraiment sur un sujet pendant des mois. Et voir que c’est intéressant. Apprendre à mieux coder, formalismes etc… Apprentissages globaux en ML (class imbalance, plusieurs modèles, traiter à la main les données etc…)</text:p>
          <text:p text:style-name="P17"/>
        </text:list-item>
        <text:list-item>
          <text:p text:style-name="P17">Prise de recul éthique: Ce qui est fait est globalement bon et utile: soutien (interprétabilité). Pas remplacer les médecins à terme: aider diagnostique (trop précis: enlever une tâche emmerdante: juste segmenter)</text:p>
        </text:list-item>
      </text:list>
      <text:p text:style-name="P18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4:42:38.675290079</meta:creation-date>
    <meta:generator>LibreOffice/24.8.0.3$Linux_X86_64 LibreOffice_project/0bdf1299c94fe897b119f97f3c613e9dca6be583</meta:generator>
    <dc:date>2024-10-14T18:33:06.703436717</dc:date>
    <meta:editing-duration>PT7H15M42S</meta:editing-duration>
    <meta:editing-cycles>14</meta:editing-cycles>
    <meta:document-statistic meta:table-count="0" meta:image-count="0" meta:object-count="0" meta:page-count="2" meta:paragraph-count="22" meta:word-count="403" meta:character-count="2589" meta:non-whitespace-character-count="2220"/>
  </office:meta>
</office:document-meta>
</file>